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889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1" fo:font-size="28pt" fo:font-style="normal" fo:text-shadow="none" style:text-underline-style="none" style:font-size-asian="28pt" style:font-style-asian="normal" style:font-size-complex="28pt" style:font-style-complex="normal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5" style:family="paragraph">
      <style:paragraph-properties fo:margin-left="0.318cm" fo:margin-right="0cm" fo:text-indent="0cm"/>
    </style:style>
    <style:style style:name="P6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1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style:font-size-asian="28pt" style:font-style-asian="normal" style:font-size-complex="28pt" style:font-style-complex="normal"/>
    </style:style>
    <style:style style:name="T2" style:family="text">
      <style:text-properties fo:color="#000000" style:font-name="Segoe UI1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1" fo:font-size="24pt" fo:text-shadow="none" fo:font-weight="bold" style:font-size-asian="24pt" style:font-weight-asian="bold" style:font-size-complex="24pt" style:font-weight-complex="bold"/>
    </style:style>
    <style:style style:name="T4" style:family="text"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ffffff" style:font-name="Segoe UI1" fo:font-size="26pt" fo:text-shadow="1pt 1pt" style:font-size-asian="26pt" style:font-size-complex="26pt"/>
    </style:style>
    <style:style style:name="T6" style:family="text">
      <style:text-properties fo:color="#000000" style:font-name="Segoe UI Semibold" fo:font-size="20pt" fo:text-shadow="none" style:font-size-asian="20pt" style:font-size-complex="20pt"/>
    </style:style>
    <style:style style:name="T7" style:family="text">
      <style:text-properties fo:color="#ffffff" style:font-name="Segoe UI1" fo:font-size="16pt" fo:text-shadow="1pt 1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654cm" svg:height="3.063cm" svg:x="1.27cm" svg:y="0.762cm">
          <draw:text-box>
            <text:p text:style-name="P1"><text:span text:style-name="T1">HYMN #424</text:span></text:p>
            <text:p text:style-name="P1"><text:span text:style-name="T2">“</text:span><text:span text:style-name="T2">O Christ, You Walked the Road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1" presentation:presentation-page-layout-name="AL1T0">
        <draw:frame draw:style-name="gr3" draw:text-style-name="P4" draw:layer="layout" svg:width="24.892cm" svg:height="7.011cm" svg:x="1.524cm" svg:y="0.762cm">
          <draw:text-box>
            <text:p text:style-name="P1"><text:span text:style-name="T3">1.</text:span><text:span text:style-name="T4"> O Christ, You walked the road</text:span><text:span text:style-name="T4"><text:line-break/></text:span><text:span text:style-name="T4">Our wand’ring feet must go.</text:span><text:span text:style-name="T4"><text:line-break/></text:span><text:span text:style-name="T4">You faced with us temptation’s pow’r</text:span><text:span text:style-name="T4"><text:line-break/></text:span><text:span text:style-name="T4">And fought our ancient fo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2" presentation:presentation-page-layout-name="AL1T0">
        <draw:frame draw:style-name="gr3" draw:text-style-name="P4" draw:layer="layout" svg:width="24.638cm" svg:height="7.011cm" svg:x="1.524cm" svg:y="0.762cm">
          <draw:text-box>
            <text:p text:style-name="P1"><text:span text:style-name="T3">2.</text:span><text:span text:style-name="T4"> No bread of earth alone</text:span><text:span text:style-name="T4"><text:line-break/></text:span><text:span text:style-name="T4">Can fill our hung’ring hearts.</text:span><text:span text:style-name="T4"><text:line-break/></text:span><text:span text:style-name="T4">Lord, help us seek Your living Word,</text:span><text:span text:style-name="T4"><text:line-break/></text:span><text:span text:style-name="T4">The food Your grace impart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3" presentation:presentation-page-layout-name="AL1T0">
        <draw:frame draw:style-name="gr3" draw:text-style-name="P4" draw:layer="layout" svg:width="24.892cm" svg:height="7.011cm" svg:x="1.524cm" svg:y="0.68cm">
          <draw:text-box>
            <text:p text:style-name="P1"><text:span text:style-name="T4">3. No blinding sign we ask,</text:span><text:span text:style-name="T4"><text:line-break/></text:span><text:span text:style-name="T4">No wonder from above.</text:span><text:span text:style-name="T4"><text:line-break/></text:span><text:span text:style-name="T4">Lord, help us place our trust alone</text:span><text:span text:style-name="T4"><text:line-break/></text:span><text:span text:style-name="T4">In Your unswerving lov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4" presentation:presentation-page-layout-name="AL1T0">
        <draw:frame draw:style-name="gr3" draw:text-style-name="P4" draw:layer="layout" svg:width="24.361cm" svg:height="7.011cm" svg:x="1.778cm" svg:y="1.003cm">
          <draw:text-box>
            <text:p text:style-name="P1"><text:span text:style-name="T3">4.</text:span><text:span text:style-name="T4"> When lures of easy gain</text:span><text:span text:style-name="T4"><text:line-break/></text:span><text:span text:style-name="T4">With promise brightly shine,</text:span><text:span text:style-name="T4"><text:line-break/></text:span><text:span text:style-name="T4">Lord, help us seek Your kingdom first;</text:span><text:span text:style-name="T4"><text:line-break/></text:span><text:span text:style-name="T4">Our wills with Yours alig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5" presentation:presentation-page-layout-name="AL1T0">
        <draw:frame draw:style-name="gr4" draw:text-style-name="P6" draw:layer="layout" svg:width="24.383cm" svg:height="13.139cm" svg:x="1.778cm" svg:y="1.003cm">
          <draw:text-box>
            <text:p text:style-name="P1"><text:span text:style-name="T3">5.</text:span><text:span text:style-name="T4"> O Christ, You walked the road</text:span><text:span text:style-name="T4"><text:line-break/></text:span><text:span text:style-name="T4">Our wand’ring feet must go.</text:span><text:span text:style-name="T4"><text:line-break/></text:span><text:span text:style-name="T4">Stay with us through temptation’s hour</text:span><text:span text:style-name="T4"><text:line-break/></text:span><text:span text:style-name="T4">To fight our ancient foe.</text:span></text:p>
            <text:p text:style-name="P5"><text:span text:style-name="T5"><text:line-break/></text:span><text:span text:style-name="T5"/></text:p>
            <text:p text:style-name="P5"><text:span text:style-name="T6">© 1997 GIA Publications, Inc.</text:span></text:p>
            <text:p text:style-name="P5"><text:span text:style-name="T6">Used by permission: </text:span></text:p>
            <text:p text:style-name="P5"><text:span text:style-name="T6">LSB Hymn License .NET, no. 100011038.</text:span></text:p>
            <text:p text:style-name="P5"><text:span text:style-name="T7"/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0T12:14:18.689000000</meta:creation-date>
    <dc:title>Hymn template</dc:title>
    <meta:editing-duration>PT21M9S</meta:editing-duration>
    <meta:editing-cycles>10</meta:editing-cycles>
    <meta:generator>LibreOffice/6.1.3.2$Windows_X86_64 LibreOffice_project/86daf60bf00efa86ad547e59e09d6bb77c699acb</meta:generator>
    <meta:initial-creator>Arthur Hoch</meta:initial-creator>
    <dc:date>2019-01-17T18:32:02.141000000</dc:date>
    <meta:document-statistic meta:object-count="111"/>
    <meta:template xlink:type="simple" xlink:actuate="onRequest" xlink:title="Hymn template" xlink:href="../../AppData/Roaming/LibreOffice/4/user/template/Worship%20Templsates/Hymn%20template.otp" meta:date="2015-02-20T12:14:18.409000000"/>
  </office:meta>
</office:document-meta>
</file>